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18a" officeooo:paragraph-rsid="0014f18a"/>
    </style:style>
    <style:style style:name="P2" style:family="paragraph" style:parent-style-name="Standard">
      <style:text-properties officeooo:rsid="0015d605" officeooo:paragraph-rsid="0015d605"/>
    </style:style>
    <style:style style:name="P3" style:family="paragraph" style:parent-style-name="Standard">
      <style:text-properties officeooo:rsid="001b025a" officeooo:paragraph-rsid="001b025a"/>
    </style:style>
    <style:style style:name="P4" style:family="paragraph" style:parent-style-name="Standard">
      <style:text-properties officeooo:rsid="0022f63a" officeooo:paragraph-rsid="0022f63a"/>
    </style:style>
    <style:style style:name="P5" style:family="paragraph" style:parent-style-name="Standard">
      <style:text-properties officeooo:rsid="002af98e" officeooo:paragraph-rsid="002af98e"/>
    </style:style>
    <style:style style:name="P6" style:family="paragraph" style:parent-style-name="Standard">
      <style:text-properties officeooo:rsid="002be822" officeooo:paragraph-rsid="002be822"/>
    </style:style>
    <style:style style:name="P7" style:family="paragraph" style:parent-style-name="Standard">
      <style:text-properties officeooo:rsid="002ff836" officeooo:paragraph-rsid="0036a6a3"/>
    </style:style>
    <style:style style:name="P8" style:family="paragraph" style:parent-style-name="Standard">
      <style:text-properties officeooo:rsid="0037fef9" officeooo:paragraph-rsid="0037fef9"/>
    </style:style>
    <style:style style:name="P9" style:family="paragraph" style:parent-style-name="Standard">
      <style:text-properties officeooo:rsid="0037fef9" officeooo:paragraph-rsid="003e472c"/>
    </style:style>
    <style:style style:name="P10" style:family="paragraph" style:parent-style-name="Standard">
      <style:text-properties officeooo:rsid="003e472c" officeooo:paragraph-rsid="003e5ee7"/>
    </style:style>
    <style:style style:name="P11" style:family="paragraph" style:parent-style-name="Standard">
      <style:text-properties officeooo:rsid="003040b8" officeooo:paragraph-rsid="0036a6a3"/>
    </style:style>
    <style:style style:name="P12" style:family="paragraph" style:parent-style-name="Standard">
      <style:text-properties officeooo:rsid="003fabbd" officeooo:paragraph-rsid="003fabbd"/>
    </style:style>
    <style:style style:name="P13" style:family="paragraph" style:parent-style-name="Standard">
      <style:text-properties officeooo:rsid="004d38e9" officeooo:paragraph-rsid="004d38e9"/>
    </style:style>
    <style:style style:name="P14" style:family="paragraph" style:parent-style-name="Preformatted_20_Text">
      <style:text-properties officeooo:rsid="0037fef9" officeooo:paragraph-rsid="00393b8f"/>
    </style:style>
    <style:style style:name="P15" style:family="paragraph" style:parent-style-name="Preformatted_20_Text">
      <style:text-properties fo:font-variant="normal" fo:text-transform="none" fo:color="#333333" fo:font-size="12pt" fo:letter-spacing="normal" fo:font-style="normal" fo:font-weight="normal" officeooo:rsid="004d38e9" officeooo:paragraph-rsid="004d38e9"/>
    </style:style>
    <style:style style:name="P16" style:family="paragraph" style:parent-style-name="Preformatted_20_Text">
      <style:paragraph-properties fo:margin-top="0cm" fo:margin-bottom="0.499cm" loext:contextual-spacing="false" fo:orphans="2" fo:widows="2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18" style:family="paragraph" style:parent-style-name="Heading_20_5">
      <style:text-properties fo:font-variant="normal" fo:text-transform="none" fo:color="#333333" style:font-name="Raleway" fo:letter-spacing="normal" fo:font-style="normal" fo:font-weight="normal" officeooo:rsid="004d38e9" officeooo:paragraph-rsid="004d38e9"/>
    </style:style>
    <style:style style:name="P19" style:family="paragraph" style:parent-style-name="Standard">
      <style:text-properties officeooo:rsid="004d38e9" officeooo:paragraph-rsid="004d38e9"/>
    </style:style>
    <style:style style:name="P20" style:family="paragraph" style:parent-style-name="Standard">
      <style:text-properties officeooo:rsid="005a3821" officeooo:paragraph-rsid="005a3821"/>
    </style:style>
    <style:style style:name="P21" style:family="paragraph" style:parent-style-name="Standard">
      <style:text-properties officeooo:rsid="005f607c" officeooo:paragraph-rsid="005f607c"/>
    </style:style>
    <style:style style:name="T1" style:family="text">
      <style:text-properties officeooo:rsid="001cfa6b"/>
    </style:style>
    <style:style style:name="T2" style:family="text">
      <style:text-properties officeooo:rsid="0036a6a3"/>
    </style:style>
    <style:style style:name="T3" style:family="text">
      <style:text-properties fo:font-variant="normal" fo:text-transform="none" fo:color="#ffffff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4" style:family="text">
      <style:text-properties fo:font-variant="normal" fo:text-transform="none" fo:color="#ffffff" style:font-name="source-code-pro" fo:font-size="10.5pt" fo:letter-spacing="normal" fo:font-style="normal" fo:font-weight="normal" officeooo:rsid="0037fef9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beroam log in </text:p>
      <text:p text:style-name="P1"/>
      <text:p text:style-name="P3"><text:span text:style-name="T1">Server <text:s/></text:span>http://192.192.7.200:8090/</text:p>
      <text:p text:style-name="P1"/>
      <text:p text:style-name="P1">username : pagupta<text:line-break/>password : pagupta</text:p>
      <text:p text:style-name="P2"/>
      <text:p text:style-name="P2">Spark Server : <text:s/>192.192.7.10</text:p>
      <text:p text:style-name="P1"/>
      <text:p text:style-name="P1">System login : pagupta</text:p>
      <text:p text:style-name="P1"/>
      <text:p text:style-name="P4">Restart Spark by terminal <text:line-break/><text:line-break/>'/home/cygnet/Desktop/Spark/Spark'</text:p>
      <text:p text:style-name="P4"/>
      <text:p text:style-name="P4"/>
      <text:p text:style-name="P4"/>
      <text:p text:style-name="P4"/>
      <text:p text:style-name="P6">For Installing React JS<text:line-break/><text:line-break/>Create a directory ReactApp ( Any Name ) with permission 777</text:p>
      <text:p text:style-name="P6"/>
      <text:p text:style-name="P6">go inside that folder by typing a command <text:line-break/><text:line-break/>cd ReactApp</text:p>
      <text:p text:style-name="P6"/>
      <text:p text:style-name="P6">Inside Foler</text:p>
      <text:p text:style-name="P6"/>
      <text:p text:style-name="P6">1) Install node js</text:p>
      <text:p text:style-name="P6">2) Install npm</text:p>
      <text:p text:style-name="P6"/>
      <text:p text:style-name="P6">3) check if its already installed</text:p>
      <text:p text:style-name="P6"/>
      <text:p text:style-name="P6">npm -v</text:p>
      <text:p text:style-name="P6">node -v</text:p>
      <text:p text:style-name="P6"/>
      <text:p text:style-name="P7">4) <text:s/><text:span text:style-name="T2">Install React app by typing below command</text:span></text:p>
      <text:p text:style-name="P7"/>
      <text:p text:style-name="P11">sudo npm install -g create-react-app</text:p>
      <text:p text:style-name="P7"/>
      <text:p text:style-name="P8">5) After successfully installed navigate to that folder</text:p>
      <text:p text:style-name="P14"><text:span text:style-name="Source_20_Text"><text:span text:style-name="T3"/></text:span></text:p>
      <text:p text:style-name="P14"><text:span text:style-name="Source_20_Text"><text:span text:style-name="T3">create-react-app my-app</text:span></text:span></text:p>
      <text:p text:style-name="P8"/>
      <text:p text:style-name="P9"><text:span text:style-name="Source_20_Text"><text:span text:style-name="T4">5)</text:span></text:span></text:p>
      <text:p text:style-name="P10">6) Than navigate to folder by typing a command</text:p>
      <text:p text:style-name="P10"><text:line-break/> <text:s text:c="4"/>cd my-app </text:p>
      <text:p text:style-name="P4"/>
      <text:p text:style-name="P4"/>
      <text:p text:style-name="P4"/>
      <text:p text:style-name="P5">npm start</text:p>
      <text:p text:style-name="P5"><text:s text:c="4"/>Starts the development server.</text:p>
      <text:p text:style-name="P5"><text:soft-page-break/></text:p>
      <text:p text:style-name="P5"><text:s text:c="2"/>npm run build</text:p>
      <text:p text:style-name="P5"><text:s text:c="4"/>Bundles the app into static files for production.</text:p>
      <text:p text:style-name="P5"/>
      <text:p text:style-name="P5"><text:s text:c="2"/>npm test</text:p>
      <text:p text:style-name="P5"><text:s text:c="4"/>Starts the test runner.</text:p>
      <text:p text:style-name="P5"/>
      <text:p text:style-name="P5"><text:s text:c="2"/>npm run eject</text:p>
      <text:p text:style-name="P5"><text:s text:c="4"/>Removes this tool and copies build dependencies, configuration files</text:p>
      <text:p text:style-name="P5"><text:s text:c="4"/>and scripts into the app directory. If you do this, you can’t go back!</text:p>
      <text:p text:style-name="P5"/>
      <text:p text:style-name="P5">We suggest that you begin by typing:</text:p>
      <text:p text:style-name="P5"/>
      <text:p text:style-name="P5"><text:s text:c="2"/>cd my-app</text:p>
      <text:p text:style-name="P5"><text:s text:c="2"/>npm start</text:p>
      <text:p text:style-name="P5"/>
      <text:p text:style-name="P5"/>
      <text:p text:style-name="P12">Install mongo db</text:p>
      <text:p text:style-name="P12"/>
      <text:p text:style-name="P12"><text:a xlink:type="simple" xlink:href="https://hevodata.com/blog/install-mongodb-on-ubuntu/" text:style-name="Internet_20_link" text:visited-style-name="Visited_20_Internet_20_Link">https://hevodata.com/blog/install-mongodb-on-ubuntu/</text:a></text:p>
      <text:p text:style-name="P12"/>
      <text:p text:style-name="P13">uninstall mongo db</text:p>
      <text:p text:style-name="P13"/>
      <text:p text:style-name="P15">sudo apt-get purge mongodb-org*</text:p>
      <text:h text:style-name="P18" text:outline-level="5"/>
      <text:h text:style-name="P18" text:outline-level="5">Remove data database/directories and log files.</text:h>
      <text:p text:style-name="P17">&gt; sudo rm -r /var/log/mongodb</text:p>
      <text:p text:style-name="P16">&gt; sudo rm -r /var/lib/mongodb</text:p>
      <text:p text:style-name="P13"/>
      <text:p text:style-name="P13"/>
      <text:p text:style-name="P20">Udemy Pending Things</text:p>
      <text:p text:style-name="P20"/>
      <text:p text:style-name="P20">Section 4<text:line-break/><text:line-break/>Lecture 55 to lecture 58</text:p>
      <text:p text:style-name="P20"/>
      <text:p text:style-name="P20"/>
      <text:p text:style-name="P21"><text:a xlink:type="simple" xlink:href="mailto:prabal1.gupta@gmail.com" text:style-name="Internet_20_link" text:visited-style-name="Visited_20_Internet_20_Link">prabal1.gupta@gmail.com</text:a></text:p>
      <text:p text:style-name="P21">Prabal94074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55:35.061845874</meta:creation-date>
    <dc:date>2018-09-19T15:59:29.436345683</dc:date>
    <meta:editing-duration>P8DT20M54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202" meta:character-count="1331" meta:non-whitespace-character-count="1126"/>
  </office:meta>
</office:document-meta>
</file>